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7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cccccc" loext:opacity="100%" style:font-name="system-ui" fo:font-size="12pt" fo:letter-spacing="normal" fo:font-style="normal" fo:font-weight="normal"/>
    </style:style>
    <style:style style:name="T2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3" style:family="text">
      <style:text-properties fo:font-variant="normal" fo:text-transform="none" fo:color="#4daafc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d0d0d0" loext:opacity="100%" fo:font-family="'Ubuntu Mono', 'Liberation Mono', 'DejaVu Sans Mono', 'Courier New', monospace" fo:font-size="8.25pt" fo:letter-spacing="normal" fo:font-style="normal" fo:font-weight="normal" fo:background-color="#3c3c3c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Next Steps for SEO:</text:span></text:span></text:h>
      <text:list text:style-name="L1">
        <text:list-item>
          <text:p text:style-name="P2"><text:span text:style-name="Strong_20_Emphasis"><text:span text:style-name="T2">Submit to Bing Webmaster Tools:</text:span></text:span></text:p>
          <text:list>
            <text:list-item>
              <text:p text:style-name="P2"><text:span text:style-name="T2">Go to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www.bing.com/webmasters</text:span></text:a></text:p>
            </text:list-item>
            <text:list-item>
              <text:p text:style-name="P3">Add your site: fedoralinuxlab.org</text:p>
            </text:list-item>
            <text:list-item>
              <text:p text:style-name="P3">Verify ownership (use meta tag method)</text:p>
            </text:list-item>
            <text:list-item>
              <text:p text:style-name="P2"><text:span text:style-name="T2">Submit your sitemap: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fedoralinuxlab.org/sitemap.xml</text:span></text:a></text:p>
            </text:list-item>
          </text:list>
        </text:list-item>
        <text:list-item>
          <text:p text:style-name="P2"><text:span text:style-name="Strong_20_Emphasis"><text:span text:style-name="T2">Submit to Google Search Console:</text:span></text:span></text:p>
          <text:list>
            <text:list-item>
              <text:p text:style-name="P2"><text:span text:style-name="T2">Go to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search.google.com/search-console</text:span></text:a></text:p>
            </text:list-item>
            <text:list-item>
              <text:p text:style-name="P3">Add your property</text:p>
            </text:list-item>
            <text:list-item>
              <text:p text:style-name="P3">Verify and submit sitemap</text:p>
            </text:list-item>
          </text:list>
        </text:list-item>
        <text:list-item>
          <text:p text:style-name="P2"><text:span text:style-name="Strong_20_Emphasis"><text:span text:style-name="T2">Force Bing to re-crawl:</text:span></text:span></text:p>
          <text:list>
            <text:list-item>
              <text:p text:style-name="P4">In Bing Webmaster Tools, use "URL Inspection" tool</text:p>
            </text:list-item>
            <text:list-item>
              <text:p text:style-name="P3">Submit individual URLs for immediate indexing</text:p>
            </text:list-item>
            <text:list-item>
              <text:p text:style-name="P3">Use "Request Indexing" feature</text:p>
            </text:list-item>
          </text:list>
        </text:list-item>
        <text:list-item>
          <text:p text:style-name="P2"><text:span text:style-name="Strong_20_Emphasis"><text:span text:style-name="T2">Check indexing status:</text:span></text:span></text:p>
          <text:list>
            <text:list-item>
              <text:p text:style-name="P2"><text:span text:style-name="T2">In Bing: Search </text:span><text:span text:style-name="Source_20_Text"><text:span text:style-name="T4">site:fedoralinuxlab.org</text:span></text:span><text:span text:style-name="T2"> to see indexed pages</text:span></text:p>
            </text:list-item>
            <text:list-item>
              <text:p text:style-name="P3">In Google: Same search query</text:p>
            </text:list-item>
          </text:list>
        </text:list-item>
        <text:list-item>
          <text:p text:style-name="P2"><text:span text:style-name="Strong_20_Emphasis"><text:span text:style-name="T2">Additional SEO improvements:</text:span></text:span></text:p>
          <text:list>
            <text:list-item>
              <text:p text:style-name="P2"><text:span text:style-name="T2">Add </text:span><text:span text:style-name="Source_20_Text"><text:span text:style-name="T4">&lt;meta name="robots" content="index, follow"&gt;</text:span></text:span><text:span text:style-name="T2"> to each page</text:span></text:p>
            </text:list-item>
            <text:list-item>
              <text:p text:style-name="P2"><text:span text:style-name="T2">Ensure all images have descriptive </text:span><text:span text:style-name="Source_20_Text"><text:span text:style-name="T4">alt</text:span></text:span><text:span text:style-name="T2"> attributes</text:span></text:p>
            </text:list-item>
            <text:list-item>
              <text:p text:style-name="P3">Add Open Graph tags for social media sharing</text:p>
            </text:list-item>
            <text:list-item>
              <text:p text:style-name="P5">Consider adding schema.org structured data</text:p>
            </text:list-item>
          </text:list>
        </text:list-item>
      </text:list>
      <text:p text:style-name="P6">Would you like me to create a verification meta tag template for Bing Webmaster Tools or help with any other SEO elements?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37:13.174152560</meta:creation-date>
    <meta:editing-duration>PT35S</meta:editing-duration>
    <meta:editing-cycles>2</meta:editing-cycles>
    <meta:generator>LibreOffice/25.8.3.2$Linux_X86_64 LibreOffice_project/580$Build-2</meta:generator>
    <dc:title>Blank Half Inch Margin</dc:title>
    <dc:date>2025-12-10T13:37:48.576241346</dc:date>
    <meta:document-statistic meta:table-count="0" meta:image-count="0" meta:object-count="0" meta:page-count="1" meta:paragraph-count="23" meta:word-count="153" meta:character-count="967" meta:non-whitespace-character-count="858"/>
    <meta:template xlink:type="simple" xlink:actuate="onRequest" xlink:title="Blank Half Inch Margin" xlink:href="../../../Templates/Blank%20Half%20Inch%20Margin.ott" meta:date="2025-12-10T13:37:12.841622932"/>
  </office:meta>
</office:document-meta>
</file>